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583cm" style:rel-column-width="3165*"/>
    </style:style>
    <style:style style:name="Table1.B" style:family="table-column">
      <style:table-column-properties style:column-width="13.418cm" style:rel-column-width="760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51.png" xlink:type="simple" xlink:show="embed" xlink:actuate="onLoad"/></draw:frame></text:p>
          </table:table-cell>
          <table:table-cell table:style-name="Table1.B1" office:value-type="string">
            <text:h text:style-name="P6" text:outline-level="1">Дискретная апериодика 1-го поряд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4">C</text:span><text:span text:style-name="T6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5.211cm" svg:height="1.769cm" draw:z-index="1"><draw:image xlink:href="../images/015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9">Блок </text:span><text:span text:style-name="T10">реализует </text:span><text:span text:style-name="T3">разностную</text:span><text:span text:style-name="T10"> математическую модель апериодического звена 1-го порядка, непрерывная математическая модель динамики которого описывается линейным обыкновенным дифференциальным уравнением (ОДУ) вида:</text:span></text:p>
            <text:p text:style-name="P5"><text:span text:style-name="T10"><draw:frame draw:style-name="fr3" draw:name="Объект1" text:anchor-type="as-char" svg:width="5.279cm" svg:height="1.2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0">,</text:span></text:p>
            <text:p text:style-name="P4"><text:span text:style-name="T10">где</text:span><text:span text:style-name="T10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–</text:span><text:span text:style-name="T5"> i-</text:span><text:span text:style-name="T7">ый элемент входного сигнала в блок,</text:span><text:span text:style-name="T7"><draw:frame draw:style-name="fr3" draw:name="Объект6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– элемент вектора постоянных времени,</text:span><text:span text:style-name="T10"><draw:frame draw:style-name="fr3" draw:name="Объект3" text:anchor-type="as-char" svg:width="0.5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– элемент вектора коэффициентов усиления,</text:span><text:span text:style-name="T10"><draw:frame draw:style-name="fr3" draw:name="Объект4" text:anchor-type="as-char" svg:width="1.182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– элемент выходного сигнала из блока.</text:span></text:p>
            <text:p text:style-name="P4"><text:span text:style-name="T2">Обязательное условие:</text:span> <draw:frame draw:style-name="fr3" draw:name="Объект7" text:anchor-type="as-char" svg:width="1.312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4">Алгоритм блока реализует вычисление выходного сигнала в <text:span text:style-name="T2">дискретные моменты времени</text:span> (на каждом шаге интегрирования, в том числе и на плохом) по следующему соотношению:</text:p>
            <text:p text:style-name="P5"><draw:frame draw:style-name="fr3" draw:name="Объект5" text:anchor-type="as-char" svg:width="6.742cm" svg:height="1.312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</text:p>
            <text:p text:style-name="P4">где <draw:frame draw:style-name="fr3" draw:name="Объект14" text:anchor-type="as-char" svg:width="1.362cm" svg:height="0.62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–<text:span text:style-name="T4"> </text:span>значение сигнала на входе и выходе блока на <text:span text:style-name="T4">j-</text:span>ом шаге интегрирования,<draw:frame draw:style-name="fr3" draw:name="Объект11" text:anchor-type="as-char" svg:width="1.037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–<text:span text:style-name="T4"> </text:span>значение сигнала на входе блока на <text:span text:style-name="T4">(j+1)-</text:span>ом шаге интегрирования, <draw:frame draw:style-name="fr3" draw:name="Объект12" text:anchor-type="as-char" svg:width="1.351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 текущий шаг интегрирования.</text:p>
            <text:p text:style-name="P4"><text:span text:style-name="T8">Свойства</text:span>:</text:p>
            <text:list xml:id="list7506981265195229664" text:style-name="L1">
              <text:list-item>
                <text:p text:style-name="P7">Коэффициенты усиления – <text:span text:style-name="T6">вектор </text:span>коэффициентов<draw:frame draw:style-name="fr3" draw:name="Объект8" text:anchor-type="as-char" svg:width="0.58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Постоянные времени – вектор постоянных времени <draw:frame draw:style-name="fr3" draw:name="Объект9" text:anchor-type="as-char" svg:width="0.64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в секундах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выходной величины блока.</text:p>
              </text:list-item>
            </text:list>
            <text:list xml:id="list303429037257074188" text:style-name="L2">
              <text:list-item>
                <text:p text:style-name="P8">Дополнительные входы – указывает наличие дополнительных входов блока.</text:p>
              </text:list-item>
              <text:list-item>
                <text:p text:style-name="P8">Начальные условия берутся из – указатель источника начальных условий блока.</text:p>
              </text:list-item>
            </text:list>
            <text:p text:style-name="P4">Если в 4-ой диалоговой строке выбрана опция «<text:span text:style-name="T1">Признак трансляции входа</text:span>», то у блока появляется <text:span text:style-name="T1">новый дополнительный входной</text:span> порт, предназначенный для ввода в блок логического управляющего сигнала, где <text:span text:style-name="T2">0</text:span> соответствует преобразованию входного сигнала по базовому алгоритму (см. формулу), а <text:span text:style-name="T2">1</text:span> соответствует <text:span text:style-name="T2">мгновенной</text:span> передаче входного сигнала на выход блока (без преобразования).</text:p>
            <text:p text:style-name="P4"><text:soft-page-break/>Если в 4-ой диалоговой строке выбрана опция «<text:span text:style-name="T1">Постоянные времени через порты</text:span>», то у блока появляется новый дополнительный входной порт (второй или третий), предназначенный для ввода в блок значений постоянной времени звена. Это, например, позволяет динамически изменять постоянные времени звена в процессе моделирования.</text:p>
            <text:p text:style-name="P4">Если в 5-ой диалоговой строке выбрана опция из «<text:span text:style-name="T1">Параметров блока</text:span>», то начальное условие берется из 3-ей диалоговой строки.</text:p>
            <text:p text:style-name="P4">Если в 5-ой диалоговой строке выбрана опция из «<text:span text:style-name="T1">Входа</text:span>» (значение по умолчанию), то начальное условие берется из 1-го входного порта на <text:span text:style-name="T1">нулевом</text:span> шаге расчета («на старте»)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апериодика 1-го порядка</dc:title>
    <dc:date>2014-12-08T23:14:59.16</dc:date>
    <meta:generator>OpenOffice/4.1.1$Win32 OpenOffice.org_project/411m6$Build-9775</meta:generator>
    <meta:editing-duration>PT1H58M4S</meta:editing-duration>
    <meta:editing-cycles>52</meta:editing-cycles>
    <meta:document-statistic meta:table-count="1" meta:image-count="2" meta:object-count="13" meta:page-count="2" meta:paragraph-count="23" meta:word-count="299" meta:character-count="2171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x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T_i cdot {{dy_i(t)} over {dt}} + y_i(t) = k_i cdot x_i(t)</annotation>
  </semantics>
</math>
</file>

<file path=Object 10/content.xml><?xml version="1.0" encoding="utf-8"?>
<math xmlns="http://www.w3.org/1998/Math/MathML">
  <semantics>
    <mrow>
      <mo stretchy="false">Δ</mo>
      <msub>
        <mi>t</mi>
        <mrow>
          <mrow>
            <mi>j</mi>
            <mo stretchy="false">+</mo>
            <mn>1</mn>
          </mrow>
        </mrow>
      </msub>
    </mrow>
    <annotation encoding="StarMath 5.0">%DELTA t_{j+1}</annotation>
  </semantics>
</math>
</file>

<file path=Object 11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2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7/content.xml><?xml version="1.0" encoding="utf-8"?>
<math xmlns="http://www.w3.org/1998/Math/MathML">
  <semantics>
    <mrow>
      <mrow>
        <msub>
          <mi>y</mi>
          <mrow>
            <mrow>
              <mi>j</mi>
              <mo stretchy="false">+</mo>
              <mn>1</mn>
            </mrow>
          </mrow>
        </msub>
        <mo stretchy="false">=</mo>
        <mfrac>
          <mrow>
            <mrow>
              <mrow>
                <mi>T</mi>
                <mo stretchy="false">⋅</mo>
                <msub>
                  <mi>y</mi>
                  <mi>j</mi>
                </msub>
              </mrow>
              <mo stretchy="false">+</mo>
              <mrow>
                <mi>k</mi>
                <mo stretchy="false">⋅</mo>
                <mo stretchy="false">Δ</mo>
              </mrow>
            </mrow>
            <mrow>
              <msub>
                <mi>t</mi>
                <mrow>
                  <mrow>
                    <mi>j</mi>
                    <mo stretchy="false">+</mo>
                    <mn>1</mn>
                  </mrow>
                </mrow>
              </msub>
              <mo stretchy="false">⋅</mo>
              <msub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</msub>
                      <mo stretchy="false">−</mo>
                      <mi>x</mi>
                    </mrow>
                  </mrow>
                  <mo stretchy="false">)</mo>
                </mrow>
                <mi>j</mi>
              </msub>
            </mrow>
          </mrow>
          <mrow>
            <mrow>
              <mi>T</mi>
              <mo stretchy="false">+</mo>
              <mo stretchy="false">Δ</mo>
            </mrow>
            <msub>
              <mi>t</mi>
              <mrow>
                <mrow>
                  <mi>j</mi>
                  <mo stretchy="false">+</mo>
                  <mn>1</mn>
                </mrow>
              </mrow>
            </msub>
          </mrow>
        </mfrac>
      </mrow>
    </mrow>
    <annotation encoding="StarMath 5.0">y_{j+1} = {T cdot y_j + k cdot %DELTA t_{j+1} cdot (x_{j+1}-x)_j} over {T + %DELTA t_{j+1}} </annotation>
  </semantics>
</math>
</file>

<file path=Object 8/content.xml><?xml version="1.0" encoding="utf-8"?>
<math xmlns="http://www.w3.org/1998/Math/MathML">
  <semantics>
    <mrow>
      <msub>
        <mi>x</mi>
        <mi>j</mi>
      </msub>
      <mi>,</mi>
      <msub>
        <mi>y</mi>
        <mi>j</mi>
      </msub>
    </mrow>
    <annotation encoding="StarMath 5.0">x_j, y_j</annotation>
  </semantics>
</math>
</file>

<file path=Object 9/content.xml><?xml version="1.0" encoding="utf-8"?>
<math xmlns="http://www.w3.org/1998/Math/MathML">
  <semantics>
    <mrow>
      <msub>
        <mi>x</mi>
        <mrow>
          <mrow>
            <mi>j</mi>
            <mo stretchy="false">+</mo>
            <mn>1</mn>
          </mrow>
        </mrow>
      </msub>
    </mrow>
    <annotation encoding="StarMath 5.0">x_{j+1}</annotation>
  </semantics>
</math>
</file>